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87cm"/>
    </style:style>
    <style:style style:name="co3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Titre</text:p>
          </table:table-cell>
          <table:table-cell office:value-type="string">
            <text:p>Style</text:p>
          </table:table-cell>
          <table:table-cell office:value-type="string">
            <text:p>Tonalité d'origine</text:p>
          </table:table-cell>
          <table:table-cell office:value-type="string">
            <text:p>Mode</text:p>
          </table:table-cell>
        </table:table-row>
        <table:table-row table:style-name="ro1">
          <table:table-cell/>
          <table:table-cell office:value-type="string">
            <text:p>Copper Plate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il Aodha Jig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vil in the Strawstack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egal Lass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owsy Maggie</text:p>
          </table:table-cell>
          <table:table-cell office:value-type="string">
            <text:p>Reel</text:p>
          </table:table-cell>
          <table:table-cell office:value-type="string">
            <text:p>E mineur</text:p>
          </table:table-cell>
          <table:table-cell office:value-type="string">
            <text:p>Dorien</text:p>
          </table:table-cell>
        </table:table-row>
        <table:table-row table:style-name="ro1">
          <table:table-cell/>
          <table:table-cell office:value-type="string">
            <text:p>Farewell to Chernobyl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rewell to Irela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avel Walk</text:p>
          </table:table-cell>
          <table:table-cell office:value-type="string">
            <text:p>Reel</text:p>
          </table:table-cell>
          <table:table-cell office:value-type="string">
            <text:p>A mineur</text:p>
          </table:table-cell>
          <table:table-cell office:value-type="string">
            <text:p>Dorian</text:p>
          </table:table-cell>
        </table:table-row>
        <table:table-row table:style-name="ro1">
          <table:table-cell/>
          <table:table-cell office:value-type="string">
            <text:p>Julia Delanay's Reel</text:p>
          </table:table-cell>
          <table:table-cell office:value-type="string">
            <text:p>Reel</text:p>
          </table:table-cell>
          <table:table-cell office:value-type="string">
            <text:p>D mineur</text:p>
          </table:table-cell>
          <table:table-cell/>
        </table:table-row>
        <table:table-row table:style-name="ro1">
          <table:table-cell/>
          <table:table-cell office:value-type="string">
            <text:p>Kesh Jig</text:p>
          </table:table-cell>
          <table:table-cell office:value-type="string">
            <text:p>Jig</text:p>
          </table:table-cell>
          <table:table-cell office:value-type="string">
            <text:p>G majeur</text:p>
          </table:table-cell>
          <table:table-cell/>
        </table:table-row>
        <table:table-row table:style-name="ro1">
          <table:table-cell/>
          <table:table-cell office:value-type="string">
            <text:p>Kif on the Mountai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itrim Fancy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c Ginley's Reel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th of the Tobique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al Priest</text:p>
          </table:table-cell>
          <table:table-cell office:value-type="string">
            <text:p>Reel</text:p>
          </table:table-cell>
          <table:table-cell office:value-type="string">
            <text:p>B mineur</text:p>
          </table:table-cell>
          <table:table-cell/>
        </table:table-row>
        <table:table-row table:style-name="ro1">
          <table:table-cell/>
          <table:table-cell office:value-type="string">
            <text:p>Rip the Calico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n Chapman's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mlin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Banshee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Druid's Spell</text:p>
          </table:table-cell>
          <table:table-cell office:value-type="string">
            <text:p>Jig</text:p>
          </table:table-cell>
          <table:table-cell office:value-type="string">
            <text:p>B mineur</text:p>
          </table:table-cell>
          <table:table-cell/>
        </table:table-row>
        <table:table-row table:style-name="ro1">
          <table:table-cell/>
          <table:table-cell office:value-type="string">
            <text:p>The Lark in the Morning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Maid Behind the Bar</text:p>
          </table:table-cell>
          <table:table-cell office:value-type="string">
            <text:p>Reel</text:p>
          </table:table-cell>
          <table:table-cell office:value-type="string">
            <text:p>D majeur</text:p>
          </table:table-cell>
          <table:table-cell/>
        </table:table-row>
        <table:table-row table:style-name="ro1">
          <table:table-cell/>
          <table:table-cell office:value-type="string">
            <text:p>The Man of the House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Miller's Maggot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Misty Mountain</text:p>
          </table:table-cell>
          <table:table-cell office:value-type="string">
            <text:p>Ji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Mountain Road</text:p>
          </table:table-cell>
          <table:table-cell office:value-type="string">
            <text:p>Re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te Petticoat</text:p>
          </table:table-cell>
          <table:table-cell office:value-type="string">
            <text:p>Jig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1/10/2018</text:date>, <text:time>23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39S</meta:editing-duration>
    <meta:editing-cycles>3</meta:editing-cycles>
    <meta:generator>OpenOffice/4.1.5$Win32 OpenOffice.org_project/415m1$Build-9789</meta:generator>
    <dc:date>2018-10-01T23:34:12.77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